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ch 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witch reg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G5V-1-DC12</text:p>
          </table:table-cell>
          <table:table-cell table:style-name="ce3" office:value-type="string" calcext:value-type="string">
            <text:p>https://www.mouser.com/ProductDetail/Omron-Electronics/G5V-1-DC12/?qs=sGAEpiMZZMtGt%252Bn33CgIPwepakm1j95O7FM51B0efXk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G5Q-1A4-DC12 </text:p>
          </table:table-cell>
          <table:table-cell office:value-type="string" calcext:value-type="string">
            <text:p>https://www.mouser.com/ProductDetail/Omron-Electronics/G5Q-1A4-DC12/?qs=pWf36BUtxBgkyTKYzHU%2F3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inear reg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ctifier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VS</text:p>
          </table:table-cell>
          <table:table-cell table:style-name="ce3" office:value-type="string" calcext:value-type="string">
            <text:p>VESD05A5-06GHG3-08</text:p>
          </table:table-cell>
          <table:table-cell table:style-name="ce3" office:value-type="string" calcext:value-type="string">
            <text:p>https://www.mouser.com/ProductDetail/Vishay-Semiconductors/VESD05A5-06GHG3-08/?qs=sGAEpiMZZMsItbzKdwyIe6ftNyuRnfKps62Gh8pG%2FYrtGCSHeccw3w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Flyback Diode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NPN BJT</text:p>
          </table:table-cell>
          <table:table-cell table:style-name="ce3" office:value-type="string" calcext:value-type="string">
            <text:p>BC816-25HVL </text:p>
          </table:table-cell>
          <table:table-cell table:style-name="ce3" office:value-type="string" calcext:value-type="string">
            <text:p>https://www.mouser.com/ProductDetail/Nexperia/BC816-25HVL/?qs=vmHwEFxEFR%2FYZAQE4AJJ1Q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NPN BJT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DS18B20+</text:p>
          </table:table-cell>
          <table:table-cell table:style-name="ce3" office:value-type="string" calcext:value-type="string">
            <text:p>https://www.mouser.com/ProductDetail/Maxim-Integrated/DS18B20%2b/?qs=7H2Jq%252ByxpJKegCKabDbglA%3D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oard temp sensor</text:p>
          </table:table-cell>
          <table:table-cell table:style-name="ce3" office:value-type="string" calcext:value-type="string">
            <text:p>MCP9701AT-E/TT </text:p>
          </table:table-cell>
          <table:table-cell table:style-name="ce3" office:value-type="string" calcext:value-type="string">
            <text:p>https://www.mouser.com/ProductDetail/Microchip-Technology/MCP9701AT-E-TT/?qs=yUQqVecv4qtCeX8rF6YxaA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Polyfuse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Fusable Resistor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680 uF HV cap</text:p>
          </table:table-cell>
          <table:table-cell table:style-name="ce3" office:value-type="string" calcext:value-type="string">
            <text:p>ELXZ630ELL681MK35S </text:p>
          </table:table-cell>
          <table:table-cell table:style-name="ce3" office:value-type="string" calcext:value-type="string">
            <text:p>https://www.mouser.com/ProductDetail/United-Chemi-Con/ELXZ630ELL681MK35S/?qs=sGAEpiMZZMsh%252B1woXyUXj%2FH1RjpCLm0Skk8KJTcPHew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4.7 uF HV cap</text:p>
          </table:table-cell>
          <table:table-cell table:style-name="ce3" office:value-type="string" calcext:value-type="string">
            <text:p>HMR325AC7475KM-P</text:p>
          </table:table-cell>
          <table:table-cell table:style-name="ce3" office:value-type="string" calcext:value-type="string">
            <text:p>https://www.mouser.com/ProductDetail/Taiyo-Yuden/HMR325AC7475KM-P/?qs=sGAEpiMZZMsh%252B1woXyUXj30ZYomYlxpX5%2FXZdA9QrfU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input inductor</text:p>
          </table:table-cell>
          <table:table-cell table:style-name="ce3" office:value-type="string" calcext:value-type="string">
            <text:p>ASPI-6045S-820M-T</text:p>
          </table:table-cell>
          <table:table-cell table:style-name="ce3" office:value-type="string" calcext:value-type="string">
            <text:p>https://www.mouser.com/ProductDetail/ABRACON/ASPI-6045S-820M-T/?qs=sGAEpiMZZMv126LJFLh8y5rSMoBbIWHwkkUEg5B19Dc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input inductor</text:p>
          </table:table-cell>
          <table:table-cell office:value-type="string" calcext:value-type="string">
            <text:p>ASPI-4030S-120M-T</text:p>
          </table:table-cell>
          <table:table-cell office:value-type="string" calcext:value-type="string">
            <text:p>https://www.mouser.com/ProductDetail/ABRACON/ASPI-4030S-120M-T/?qs=sGAEpiMZZMv126LJFLh8y6lCX8uwQhfeDi9sCMApViY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220 uF HV cap</text:p>
          </table:table-cell>
          <table:table-cell office:value-type="string" calcext:value-type="string">
            <text:p>EEE-FK1J221AV</text:p>
          </table:table-cell>
          <table:table-cell office:value-type="string" calcext:value-type="string">
            <text:p>https://www.mouser.com/ProductDetail/Panasonic/EEE-FK1J221AV/?qs=4tMhz21N3ZGTStcmMQwx0g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20 uF HV cap</text:p>
          </table:table-cell>
          <table:table-cell office:value-type="string" calcext:value-type="string">
            <text:p>EEE-TP70821M </text:p>
          </table:table-cell>
          <table:table-cell office:value-type="string" calcext:value-type="string">
            <text:p>https://www.mouser.com/ProductDetail/Panasonic/EEE-TP70821M/?qs=sGAEpiMZZMsh%252B1woXyUXjzVsi8DNaFf6NIgawo1cq64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Watchdog</text:p>
          </table:table-cell>
          <table:table-cell office:value-type="string" calcext:value-type="string">
            <text:p>MIC705MY 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GA10K3A1IA </text:p>
          </table:table-cell>
          <table:table-cell table:style-name="ce3" office:value-type="string" calcext:value-type="string">
            <text:p>https://www.mouser.com/ProductDetail/Measurement-Specialties/GA10K3A1IA/?qs=kmv%2FWw32SUNTU3lVb2t0Rg%3D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NTCLE100E3222HB0 </text:p>
          </table:table-cell>
          <table:table-cell table:style-name="ce3" office:value-type="string" calcext:value-type="string">
            <text:p>https://www.mouser.com/ProductDetail/Vishay-BC-Components/NTCLE100E3222HB0/?qs=%2FWiulJ9oly4N3QVFAv7XNQ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Temp Sensor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ost reg cap</text:p>
          </table:table-cell>
          <table:table-cell office:value-type="string" calcext:value-type="string">
            <text:p>`865080445010</text:p>
          </table:table-cell>
          <table:table-cell office:value-type="string" calcext:value-type="string">
            <text:p>https://www.mouser.com/ProductDetail/Wurth-Elektronik/865080445010/?qs=sGAEpiMZZMsh%252B1woXyUXj4jKQI6sNRw6Vixc830kP70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OR gate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 table:number-columns-repeated="60"/>
        </table:table-row>
      </table:table>
      <table:table table:name="Final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SMD:CP_elec_16x17.5</text:p>
          </table:table-cell>
          <table:table-cell office:value-type="string" calcext:value-type="string">
            <text:p>Custom footprint 9T, best match</text:p>
          </table:table-cell>
          <table:table-cell office:value-type="string" calcext:value-type="string">
            <text:p>EDH108M050A9TAA </text:p>
          </table:table-cell>
          <table:table-cell office:value-type="string" calcext:value-type="string">
            <text:p>https://www.mouser.com/ProductDetail/KEMET/EDH108M050A9TAA/?qs=E9QF1UCAUX68HR0xBmjG3Q%3D%3D</text:p>
          </table:table-cell>
          <table:table-cell/>
        </table:table-row>
        <table:table-row table:style-name="ro1">
          <table:table-cell office:value-type="string" calcext:value-type="string">
            <text:p>C2, C3, C4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Custom footprint G, best match</text:p>
          </table:table-cell>
          <table:table-cell office:value-type="string" calcext:value-type="string">
            <text:p>EEE-FN1H221L</text:p>
          </table:table-cell>
          <table:table-cell office:value-type="string" calcext:value-type="string">
            <text:p>https://www.mouser.com/ProductDetail/Panasonic/EEE-FN1H221L/?qs=sGAEpiMZZMsh%252B1woXyUXj%2FgcXCpI1SPd%252B3B0FcPb4ag%3D</text:p>
          </table:table-cell>
          <table:table-cell/>
        </table:table-row>
        <table:table-row table:style-name="ro1">
          <table:table-cell office:value-type="string" calcext:value-type="string">
            <text:p>C5, C6, C7, C8, C9, C10, 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:SMD:C_0805_2012Metric_Pad1.18x1.45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C0805C225Z4VACTU </text:p>
          </table:table-cell>
          <table:table-cell office:value-type="string" calcext:value-type="string">
            <text:p>https://www.mouser.com/ProductDetail/KEMET/C0805C225Z4VACTU/?qs=sGAEpiMZZMsh%252B1woXyUXj19fofjbfzTdrvNGXnoNZ%252Bk%3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Diode_SMD:Diode_bridge_Diotec_ABS</text:p>
          </table:table-cell>
          <table:table-cell office:value-type="string" calcext:value-type="string">
            <text:p>SOPA-4, best match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OD-323-2 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_Metric_Pad1.15x1.40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LTST-C171CKT</text:p>
          </table:table-cell>
          <table:table-cell office:value-type="string" calcext:value-type="string">
            <text:p>https://www.mouser.com/ProductDetail/Lite-On/LTST-C171CKT/?qs=Bxpkn1npXctIacYQWYwacA%3D%3D</text:p>
          </table:table-cell>
          <table:table-cell/>
        </table:table-row>
        <table:table-row table:style-name="ro1">
          <table:table-cell office:value-type="string" calcext:value-type="string">
            <text:p>F1, 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_THT:R_axial_Power_L20.0mm_W6.4mm_P22.40mm</text:p>
          </table:table-cell>
          <table:table-cell office:value-type="string" calcext:value-type="string">
            <text:p>20.3 mm c-to-c TH</text:p>
          </table:table-cell>
          <table:table-cell office:value-type="string" calcext:value-type="string">
            <text:p>ULW3-10RJA1</text:p>
          </table:table-cell>
          <table:table-cell office:value-type="string" calcext:value-type="string">
            <text:p>https://www.mouser.com/ProductDetail/Welwyn-Components-TT-Electronics/ULW3-10RJA1/?qs=%2Fha2pyFaduhNdF0jEHaMDdO04RgUM82TAEA%2FM8Xht8f9QmUFoq0plA%3D%3D</text:p>
          </table:table-cell>
          <table:table-cell/>
        </table:table-row>
        <table:table-row table:style-name="ro1">
          <table:table-cell office:value-type="string" calcext:value-type="string">
            <text:p>F3, F4, F5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2920/7555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Same footprint as Littelfuse 395 series</text:p>
          </table:table-cell>
          <table:table-cell office:value-type="string" calcext:value-type="string">
            <text:p>39808000000</text:p>
          </table:table-cell>
          <table:table-cell office:value-type="string" calcext:value-type="string">
            <text:p>https://www.mouser.com/ProductDetail/Littelfuse/39808000000/?qs=sU0fTKI0LulcWzrGQWBLww%3D%3D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 connector</text:p>
          </table:table-cell>
          <table:table-cell office:value-type="string" calcext:value-type="string">
            <text:p>Connector_JST:JST_VH_B8P-VH_1x08_P3.96mm_Vertical</text:p>
          </table:table-cell>
          <table:table-cell office:value-type="string" calcext:value-type="string">
            <text:p>Measured existing connector</text:p>
          </table:table-cell>
          <table:table-cell office:value-type="string" calcext:value-type="string">
            <text:p>26-20-2081</text:p>
          </table:table-cell>
          <table:table-cell office:value-type="string" calcext:value-type="string">
            <text:p>https://www.mouser.com/ProductDetail/Molex/26-20-2081/?qs=Y%2FrI5Y8Al8%252BU1B17EHhcdQ%3D%3D</text:p>
          </table:table-cell>
          <table:table-cell table:style-name="ce2" office:value-type="string" calcext:value-type="string">
            <text:p>https://www.mouser.com/Connectors/Headers-Wire-Housings/_/N-ay0loZ1yzvvqxZscv7?P=1z0xbxoZ1z0xby7Z1yvgcdjZ1ytkls2Z1z0z63xZ1z0wxnnZ1yzv7x2Z1y98f4zZ1y98fnw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SPST footprint is subset of SPDT</text:p>
          </table:table-cell>
          <table:table-cell office:value-type="string" calcext:value-type="string">
            <text:p>G5Q-1A4-EU DC12</text:p>
          </table:table-cell>
          <table:table-cell office:value-type="string" calcext:value-type="string">
            <text:p>https://www.mouser.com/ProductDetail/Omron-Electronics/G5Q-1A4-EU-DC12/?qs=%2Fha2pyFaduhYVjOZbLVU1jFDEQnZNqmqjLaBA3rULVQEFOCmki6vQg%3D%3D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_SMD:L_Abracon_ASPI-0630LR</text:p>
          </table:table-cell>
          <table:table-cell/>
          <table:table-cell office:value-type="string" calcext:value-type="string">
            <text:p>ASPI-0630LR-150M-T15</text:p>
          </table:table-cell>
          <table:table-cell office:value-type="string" calcext:value-type="string">
            <text:p>https://www.mouser.com/ProductDetail/ABRACON/ASPI-0630LR-150M-T15/?qs=%2Fha2pyFaduirr7Vg%2F1XoFEi8FwEZidHM1gaCiW9vYxllMjhGYdvqhaKRRDUzwJKV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/>
        </table:table-row>
        <table:table-row table:style-name="ro1">
          <table:table-cell office:value-type="string" calcext:value-type="string">
            <text:p>RN1, 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102LF</text:p>
          </table:table-cell>
          <table:table-cell office:value-type="string" calcext:value-type="string">
            <text:p>https://www.mouser.com/ProductDetail/Bourns/4816P-1-102LF/?qs=XatseYaQfnp8nnZaPUObMg%3D%3D</text:p>
          </table:table-cell>
          <table:table-cell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331LF</text:p>
          </table:table-cell>
          <table:table-cell office:value-type="string" calcext:value-type="string">
            <text:p>https://www.mouser.com/ProductDetail/Bourns/4816P-1-331LF/?qs=%2Fha2pyFadug%2FqcnyJNm%252BMwi76lrJ%2FIOw6CU2t5Xk5G5E6Iy%2FLaSG1A%3D%3D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7mm_W3.6mm_P5mm</text:p>
          </table:table-cell>
          <table:table-cell office:value-type="string" calcext:value-type="string">
            <text:p>5mm straight lead</text:p>
          </table:table-cell>
          <table:table-cell office:value-type="string" calcext:value-type="string">
            <text:p>V05E25P </text:p>
          </table:table-cell>
          <table:table-cell office:value-type="string" calcext:value-type="string">
            <text:p>https://www.mouser.com/ProductDetail/Littelfuse/V05E25P/?qs=fl1JHMt9NkMcXh4%2FlBz9QQ%3D%3D</text:p>
          </table:table-cell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OptoDevice:R_LDR_4.9x4.2mm_P2.54mm_Vertical</text:p>
          </table:table-cell>
          <table:table-cell office:value-type="string" calcext:value-type="string">
            <text:p>2.54mm straight lead, 2.8mm d sphere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DPAK-3 CASE 369C → JEDEC TO-252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witch reg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string" calcext:value-type="string">
            <text:p>Custom THT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NOR gate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MIC705MY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2:23:13.154826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50:08.241978584</meta:creation-date>
    <dc:date>2021-01-20T22:30:09.367579895</dc:date>
    <meta:editing-duration>P8DT53M23S</meta:editing-duration>
    <meta:editing-cycles>82</meta:editing-cycles>
    <meta:generator>LibreOffice/6.4.6.2$Linux_X86_64 LibreOffice_project/40$Build-2</meta:generator>
    <meta:document-statistic meta:table-count="2" meta:cell-count="220" meta:object-count="0"/>
  </office:meta>
</office:document-meta>
</file>